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udec: An open source decompiler</text:p>
      <text:p text:style-name="P1">John McMaster &lt;mcmasj@rpi.edu&gt;</text:p>
      <text:p text:style-name="P1">RCOS</text:p>
      <text:p text:style-name="P2">Abstract</text:p>
      <text:p text:style-name="P2">Free software demands building blocks. <text:s/>Making open source alternatives can suffer from long hours of pestering for standards to only be denied. <text:s/>When all else fails, binary force must be employed. <text:s/>uvudec is for analyzing closed source projects to create open source alternatives.</text:p>
      <text:p text:style-name="P2"/>
      <text:p text:style-name="P2">Related work</text:p>
      <text:p text:style-name="P2">The leading project in decompilers is Hex-Rays. <text:s/>While powerful, the software is quite expensive and closed source. <text:s/>The leading free, as in beer, alternative is the Reverse Engineering Compiler (REC). <text:s/>It supports multiple architectures and produces decent output. <text:s/>However, it is closed source. <text:s/>BitBlaze provides a good amount of functionality and even exports an amount of this to libraries. <text:s/>It is a future research of this project to explore the integration capabilities with these libraries. <text:s/>A novel feature employed is the use of a opcode configuration file to rapidly retarget new architectures instead of writing a C/C++ plugin, as employed in most disassemblers.</text:p>
      <text:p text:style-name="P2"/>
      <text:p text:style-name="P2">Core infrastructure</text:p>
      <text:p text:style-name="P2">The engine initializes by loading an opcode configuration file. <text:s/>This creates an opcode lookup table and memory space mappings.</text:p>
      <text:p text:style-name="P2"/>
      <text:p text:style-name="P2">Licensing validation and library clustering</text:p>
      <text:p text:style-name="P2">One potential application of the project is to use the FLIRT implementation to scan systems for open source projects integrated into binaries. <text:s/>Using open source project signatures, a tool using the uvudec engine could scan a system for binaries containing those signatures. <text:s/>If the binary is closed source, it would indicate a licensing violation.</text:p>
      <text:p text:style-name="P2"/>
      <text:p text:style-name="P2">Testing</text:p>
      <text:p text:style-name="P2">Unit testing is done through CppUnit. <text:s/>Memory leaks are checked with Valgrind. <text:s/>While some memory leaks still exist, these would probably be relatively easy to fix, but have shown to be hard enough so that they have not been fixed in lieu of advancing the project.</text:p>
      <text:p text:style-name="P2"/>
      <text:p text:style-name="P2"/>
      <text:p text:style-name="P3">Bibliography</text:p>
      <text:p text:style-name="P2"/>
      <text:p text:style-name="P2">Hex-Rays</text:p>
      <text:p text:style-name="P2">&lt;http://www.hex-rays.com/&gt;</text:p>
      <text:p text:style-name="P2"/>
      <text:p text:style-name="P2">Reverse Engneering Compiler (REC)</text:p>
      <text:p text:style-name="P2">&lt;http://www.backerstreet.com/rec/rec.htm&gt;</text:p>
      <text:p text:style-name="P2"/>
      <text:p text:style-name="P2">Bit Blaze</text:p>
      <text:p text:style-name="P2">&lt;http://bitblaze.cs.berkeley.edu/&gt;</text:p>
      <text:p text:style-name="P2"/>
      <text:p text:style-name="P2">Valgrind</text:p>
      <text:p text:style-name="P2">&lt;http://valgrind.org/&gt;</text:p>
      <text:p text:style-name="P2"/>
      <text:p text:style-name="P2">CppUnit</text:p>
      <text:p text:style-name="P2">&lt;http://cppunit.sourceforge.ne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itation"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John McMaster</meta:initial-creator>
    <meta:creation-date>2010-03-19T14:16:05</meta:creation-date>
    <dc:creator>John McMaster</dc:creator>
    <dc:date>2010-03-19T14:53:21</dc:date>
    <meta:editing-cycles>25</meta:editing-cycles>
    <meta:editing-duration>PT37M16S</meta:editing-duration>
    <meta:user-defined meta:name="Info 1"/>
    <meta:user-defined meta:name="Info 2"/>
    <meta:user-defined meta:name="Info 3"/>
    <meta:user-defined meta:name="Info 4"/>
    <meta:document-statistic meta:table-count="0" meta:image-count="0" meta:object-count="0" meta:page-count="2" meta:paragraph-count="24" meta:word-count="312" meta:character-count="2085"/>
  </office:meta>
</office:document-meta>
</file>